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22cm" fo:min-width="2.86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89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5.215cm"/>
      <style:paragraph-properties style:writing-mode="lr-tb"/>
    </style:style>
    <style:style style:name="gr5" style:family="graphic" style:parent-style-name="objectwithoutfill">
      <style:graphic-properties svg:stroke-color="#0000cd"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cd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cd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cd" draw:marker-end="Arrowheads_20_10" draw:marker-end-width="0.3cm" draw:fill="none" draw:textarea-vertical-align="middle"/>
    </style:style>
    <style:style style:name="gr14" style:family="graphic" style:parent-style-name="objectwithoutfill">
      <style:graphic-properties svg:stroke-color="#0000cd"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1.905cm" svg:x="12.095cm" svg:y="12.65cm">
          <text:p text:style-name="P1">Serial::execut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63cm" svg:height="2.222cm" svg:x="6.08cm" svg:y="12.491cm">
          <text:p text:style-name="P1">Model</text:p>
          <text:p text:style-name="P1">“r-rc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5.398cm" svg:height="1.905cm" svg:x="19.545cm" svg:y="18.148cm">
          <text:p text:style-name="P1">Parallel::execute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5.715cm" svg:height="1.905cm" svg:x="19.545cm" svg:y="10.116cm">
          <text:p text:style-name="P1">Resistor::execute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715cm" svg:height="1.905cm" svg:x="25.53cm" svg:y="15.073cm">
          <text:p text:style-name="P1">Resistor::execute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715cm" svg:height="1.905cm" svg:x="25.53cm" svg:y="21.305cm">
          <text:p text:style-name="P1">Cap::execu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25.26cm" svg:y1="11.068cm" svg:x2="17.175cm" svg:y2="13.602cm" draw:start-shape="id1" draw:start-glue-point="1" draw:end-shape="id2" draw:end-glue-point="1" svg:d="M25260 11068c750 0 4792 2534-8085 2534" svg:viewBox="0 0 9276 2535">
          <text:p/>
        </draw:connector>
        <draw:connector draw:style-name="gr6" draw:text-style-name="P3" draw:layer="layout" draw:type="curve" svg:x1="10.843cm" svg:y1="13.602cm" svg:x2="12.095cm" svg:y2="13.602cm" draw:start-shape="id3" draw:start-glue-point="10" draw:end-shape="id2" draw:end-glue-point="3" svg:d="M10843 13602h1252" svg:viewBox="0 0 1253 1">
          <text:p/>
        </draw:connector>
        <draw:connector draw:style-name="gr7" draw:text-style-name="P3" draw:layer="layout" draw:type="curve" svg:x1="17.175cm" svg:y1="13.602cm" svg:x2="19.545cm" svg:y2="11.068cm" draw:start-shape="id2" draw:start-glue-point="1" draw:end-shape="id1" draw:end-glue-point="3" svg:d="M17175 13602c1777 0 593-2534 2370-2534" svg:viewBox="0 0 2371 2535">
          <text:p/>
        </draw:connector>
        <draw:connector draw:style-name="gr8" draw:text-style-name="P3" draw:layer="layout" draw:type="curve" svg:x1="17.175cm" svg:y1="13.602cm" svg:x2="19.545cm" svg:y2="19.1cm" draw:start-shape="id2" draw:start-glue-point="1" draw:end-shape="id4" draw:end-glue-point="3" svg:d="M17175 13602c1777 0 593 5498 2370 5498" svg:viewBox="0 0 2371 5499">
          <text:p/>
        </draw:connector>
        <draw:connector draw:style-name="gr9" draw:text-style-name="P3" draw:layer="layout" draw:type="curve" svg:x1="22.244cm" svg:y1="18.148cm" svg:x2="25.53cm" svg:y2="16.025cm" draw:start-shape="id4" draw:start-glue-point="0" draw:end-shape="id5" draw:end-glue-point="3" svg:d="M22244 18148c0-1416 1095-2123 3286-2123" svg:viewBox="0 0 3287 2124">
          <text:p/>
        </draw:connector>
        <draw:connector draw:style-name="gr10" draw:text-style-name="P3" draw:layer="layout" draw:type="curve" svg:x1="22.244cm" svg:y1="20.053cm" svg:x2="25.53cm" svg:y2="22.257cm" draw:start-shape="id4" draw:start-glue-point="2" draw:end-shape="id6" draw:end-glue-point="3" svg:d="M22244 20053c0 1470 1095 2204 3286 2204" svg:viewBox="0 0 3287 2205">
          <text:p/>
        </draw:connector>
        <draw:connector draw:style-name="gr11" draw:text-style-name="P3" draw:layer="layout" draw:type="curve" svg:x1="31.245cm" svg:y1="22.257cm" svg:x2="24.943cm" svg:y2="19.1cm" draw:start-shape="id6" draw:start-glue-point="1" draw:end-shape="id4" draw:end-glue-point="1" svg:d="M31245 22257c750 0 3901-3157-6302-3157" svg:viewBox="0 0 7351 3158">
          <text:p/>
        </draw:connector>
        <draw:connector draw:style-name="gr12" draw:text-style-name="P3" draw:layer="layout" draw:type="curve" svg:x1="31.245cm" svg:y1="16.025cm" svg:x2="24.943cm" svg:y2="19.1cm" draw:start-shape="id5" draw:start-glue-point="1" draw:end-shape="id4" draw:end-glue-point="1" svg:d="M31245 16025c750 0 3901 3075-6302 3075" svg:viewBox="0 0 7351 3076">
          <text:p/>
        </draw:connector>
        <draw:connector draw:style-name="gr13" draw:text-style-name="P3" draw:layer="layout" draw:type="curve" svg:x1="14.635cm" svg:y1="12.65cm" svg:x2="29.934cm" svg:y2="10.015cm" draw:start-shape="id2" draw:start-glue-point="0" draw:end-shape="id7" draw:end-glue-point="4" svg:d="M14635 12650c0-4704 15299-3386 15299-2635" svg:viewBox="0 0 15300 3396">
          <text:p/>
        </draw:connector>
        <draw:custom-shape draw:style-name="gr2" draw:text-style-name="P2" xml:id="id7" draw:id="id7" draw:layer="layout" svg:width="4.763cm" svg:height="2.222cm" svg:x="27.552cm" svg:y="10.015cm">
          <text:p text:style-name="P1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22.244cm" svg:y1="20.053cm" svg:x2="14.635cm" svg:y2="14.555cm" draw:start-shape="id4" draw:start-glue-point="2" draw:end-shape="id2" draw:end-glue-point="2" svg:d="M22244 20053c0 750-7609 3499-7609-5498" svg:viewBox="0 0 7610 64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5:47:36.371165242</meta:creation-date>
    <dc:date>2024-01-05T16:00:20.575401187</dc:date>
    <meta:editing-duration>PT12M44S</meta:editing-duration>
    <meta:editing-cycles>1</meta:editing-cycles>
    <meta:document-statistic meta:object-count="17"/>
    <meta:generator>LibreOffice/7.5.9.2$Linux_X86_64 LibreOffice_project/50$Build-2</meta:generator>
  </office:meta>
</office:document-meta>
</file>